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6.92mm"/>
    </style:style>
    <style:style style:name="co2" style:family="table-column">
      <style:table-column-properties fo:break-before="auto" style:column-width="54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8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ro3" style:family="table-row">
      <style:table-row-properties style:row-height="16.79mm" fo:break-before="auto" style:use-optimal-row-height="fals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41.5mm" fo:break-before="auto" style:use-optimal-row-height="true"/>
    </style:style>
    <style:style style:name="ro6" style:family="table-row">
      <style:table-row-properties style:row-height="7.37mm" fo:break-before="auto" style:use-optimal-row-height="true"/>
    </style:style>
    <style:style style:name="ro7" style:family="table-row">
      <style:table-row-properties style:row-height="17.6mm" fo:break-before="auto" style:use-optimal-row-height="true"/>
    </style:style>
    <style:style style:name="ro8" style:family="table-row">
      <style:table-row-properties style:row-height="51.73mm" fo:break-before="auto" style:use-optimal-row-height="true"/>
    </style:style>
    <style:style style:name="ro9" style:family="table-row">
      <style:table-row-properties style:row-height="44.91mm" fo:break-before="auto" style:use-optimal-row-height="true"/>
    </style:style>
    <style:style style:name="ro10" style:family="table-row">
      <style:table-row-properties style:row-height="48.33mm" fo:break-before="auto" style:use-optimal-row-height="true"/>
    </style:style>
    <style:style style:name="ro11" style:family="table-row">
      <style:table-row-properties style:row-height="82.34mm" fo:break-before="auto" style:use-optimal-row-height="true"/>
    </style:style>
    <style:style style:name="ro12" style:family="table-row">
      <style:table-row-properties style:row-height="58.58mm" fo:break-before="auto" style:use-optimal-row-height="true"/>
    </style:style>
    <style:style style:name="ro13" style:family="table-row">
      <style:table-row-properties style:row-height="13.85mm" fo:break-before="auto" style:use-optimal-row-height="true"/>
    </style:style>
    <style:style style:name="ro14" style:family="table-row">
      <style:table-row-properties style:row-height="51.17mm" fo:break-before="auto" style:use-optimal-row-height="true"/>
    </style:style>
    <style:style style:name="ro15" style:family="table-row">
      <style:table-row-properties style:row-height="81.76mm" fo:break-before="auto" style:use-optimal-row-height="true"/>
    </style:style>
    <style:style style:name="ro16" style:family="table-row">
      <style:table-row-properties style:row-height="10.57mm" fo:break-before="auto" style:use-optimal-row-height="true"/>
    </style:style>
    <style:style style:name="ro17" style:family="table-row">
      <style:table-row-properties style:row-height="40.98mm" fo:break-before="auto" style:use-optimal-row-height="true"/>
    </style:style>
    <style:style style:name="ro18" style:family="table-row">
      <style:table-row-properties style:row-height="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DejaVu Sans Mono" fo:font-size="6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6pt" style:language-asian="en" style:country-asian="US" style:font-style-asian="normal" style:font-name-complex="DejaVu Sans Mono" style:font-size-complex="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style:text-outline="false" style:text-line-through-style="none" style:text-line-through-type="none" fo:font-size="6pt" fo:language="en" fo:country="US" fo:text-shadow="none" style:text-underline-style="none" style:text-underline-mode="continuous" style:text-overline-mode="continuous" style:text-line-through-mode="continuous" style:font-size-asian="6pt" style:language-asian="en" style:country-asian="US" style:font-size-complex="6pt" style:language-complex="en" style:country-complex="US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ko" style:country-asian="KR" style:font-style-asian="normal" style:font-weight-asian="norm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fo:font-size="6pt" fo:language="en" fo:country="US" fo:font-style="normal" fo:text-shadow="none" style:text-underline-style="none" style:text-underline-mode="continuous" style:text-overline-mode="continuous" style:text-line-through-mode="continuous" style:font-size-asian="6pt" style:language-asian="en" style:country-asian="US" style:font-style-asian="normal" style:font-size-complex="6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c3c3c" style:font-name="Ubuntu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7" style:family="table-cell" style:parent-style-name="Default">
      <style:text-properties style:font-name="Noto Sans CJK JP Regular" fo:font-size="6pt" style:font-name-asian="Noto Sans CJK JP Regular1" style:font-size-asian="6pt" style:font-name-complex="FreeSans" style:font-size-complex="6pt"/>
    </style:style>
    <style:style style:name="ce8" style:family="table-cell" style:parent-style-name="Default">
      <style:text-properties style:text-outline="false" style:text-line-through-style="none" style:text-line-through-type="none" style:font-name="DejaVu Sans Mono" fo:font-size="6pt" fo:language="en" fo:country="US" fo:text-shadow="none" style:text-underline-style="none" style:text-underline-mode="continuous" style:text-overline-mode="continuous" style:text-line-through-mode="continuous" style:font-name-asian="DejaVu Sans Mono" style:font-size-asian="6pt" style:language-asian="en" style:country-asian="US" style:font-name-complex="DejaVu Sans Mono" style:font-size-complex="6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style:font-size-asian="7pt" style:font-size-complex="7pt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op {</text:p>
          </table:table-cell>
          <table:table-cell office:value-type="string" calcext:value-type="string">
            <text:p>layer {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input:</text:p>
          </table:table-cell>
          <table:table-cell office:value-type="string" calcext:value-type="string">
            <text:p>bottom: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utput:</text:p>
          </table:table-cell>
          <table:table-cell office:value-type="string" calcext:value-type="string">
            <text:p>top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  arg {</text:p>
            <text:p>    name: "order"</text:p>
            <text:p>    s: "NCHW"</text:p>
            <text:p>  }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<text:span text:style-name="T1">  arg {</text:span></text:p>
            <text:p><text:span text:style-name="T1">    name: "exhaustive_search"</text:span></text:p>
            <text:p><text:span text:style-name="T1">    I: 0</text:span></text:p>
            <text:p><text:span text:style-name="T1">  }</text:span>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4">
          <table:table-cell office:value-type="string" calcext:value-type="string">
            <text:p>  device_option {</text:p>
            <text:p>  }</text:p>
            <text:p>  engine: "NNPACK"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  arg {</text:p>
            <text:p>    name: "cudnn_exhaustive_search"</text:p>
            <text:p>    i: 0</text:p>
            <text:p>  }</text:p>
          </table:table-cell>
          <table:table-cell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4">
          <table:table-cell office:value-type="string" calcext:value-type="string">
            <text:p>device_option {</text:p>
            <text:p>  }</text:p>
            <text:p>  Engine: ""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  arg {</text:p>
            <text:p>    name: "kernel"</text:p>
            <text:p>    i: 7</text:p>
            <text:p>  }</text:p>
            <text:p>  arg {</text:p>
            <text:p>    name: "pad"</text:p>
            <text:p>    i: 3</text:p>
            <text:p>  }</text:p>
            <text:p>  arg {</text:p>
            <text:p>    name: "stride"</text:p>
            <text:p>    i: 2</text:p>
            <text:p>  }</text:p>
          </table:table-cell>
          <table:table-cell table:style-name="ce6" office:value-type="string" calcext:value-type="string">
            <text:p>convolution_param {</text:p>
            <text:p>num_output: 32</text:p>
            <text:p>kernel_size: 7</text:p>
            <text:p>pad: 3</text:p>
            <text:p>stride: 2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ReLU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  arg {</text:p>
            <text:p>    name: "kernel"</text:p>
            <text:p>    i: 3</text:p>
            <text:p>  }</text:p>
            <text:p>  arg {</text:p>
            <text:p>    name: "pad"</text:p>
            <text:p>    i: 1</text:p>
            <text:p>  }</text:p>
            <text:p>  arg {</text:p>
            <text:p>    name: "stride"</text:p>
            <text:p>    i: 2</text:p>
            <text:p>  }</text:p>
          </table:table-cell>
          <table:table-cell office:value-type="string" calcext:value-type="string">
            <text:p>kernel_size: 3</text:p>
            <text:p>stride: 2#</text:p>
            <text:p>    pad:1</text:p>
            <text:p>}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6">
          <table:table-cell office:value-type="string" calcext:value-type="string">
            <text:p>type: "MaxPool"</text:p>
          </table:table-cell>
          <table:table-cell office:value-type="string" calcext:value-type="string">
            <text:p>type: "Pooling"</text:p>
            <text:p>  pooling_param {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type: "Conv"</text:p>
          </table:table-cell>
          <table:table-cell office:value-type="string" calcext:value-type="string">
            <text:p>type: "Convolution"</text:p>
            <text:p>param {</text:p>
            <text:p>lr_mult: 0.0</text:p>
            <text:p>}</text:p>
            <text:p>convolution_param {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rg {</text:p>
            <text:p>    name: "kernel"</text:p>
            <text:p>    i: 3</text:p>
            <text:p>  }</text:p>
            <text:p>  arg {</text:p>
            <text:p>    name: "pad"</text:p>
            <text:p>    i: 1</text:p>
            <text:p>  }</text:p>
            <text:p>  arg {</text:p>
            <text:p>    name: "stride"</text:p>
            <text:p>    i: 1</text:p>
            <text:p>  }  arg {</text:p>
            <text:p>    name: "dilation"</text:p>
            <text:p>    i: 1</text:p>
            <text:p>  }</text:p>
          </table:table-cell>
          <table:table-cell office:value-type="string" calcext:value-type="string">
            <text:p>num_output: 0</text:p>
            <text:p>kernel_size: 3</text:p>
            <text:p>pad: 1</text:p>
            <text:p>stride: 1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arg {</text:p>
            <text:p>    name: "kernel"</text:p>
            <text:p>    i: 1</text:p>
            <text:p>  }</text:p>
            <text:p>  arg {</text:p>
            <text:p>    name: "pad"</text:p>
            <text:p>    i: 0</text:p>
            <text:p>  }</text:p>
            <text:p>  arg {</text:p>
            <text:p>    name: "stride"</text:p>
            <text:p>    i: 1</text:p>
            <text:p>  }  arg {</text:p>
            <text:p>    name: "dilation"</text:p>
            <text:p>    i: 1</text:p>
            <text:p>  }</text:p>
          </table:table-cell>
          <table:table-cell office:value-type="string" calcext:value-type="string">
            <text:p>  num_output: 0</text:p>
            <text:p>kernel_size: 1</text:p>
            <text:p>pad: 0</text:p>
            <text:p>Stride: 1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arg {</text:p>
            <text:p>    name: "kernel"</text:p>
            <text:p>    i: 1</text:p>
            <text:p>  }  arg {</text:p>
            <text:p>    name: "stride"</text:p>
            <text:p>    i: 1</text:p>
            <text:p>  }</text:p>
          </table:table-cell>
          <table:table-cell office:value-type="string" calcext:value-type="string">
            <text:p>num_output: 0</text:p>
            <text:p>kernel_size: 1 </text:p>
            <text:p>stride: 1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um</text:p>
          </table:table-cell>
          <table:table-cell office:value-type="string" calcext:value-type="string">
            <text:p>Eltwise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rg {</text:p>
            <text:p>    name: "kernel"</text:p>
            <text:p>    i: 1</text:p>
            <text:p>  }</text:p>
            <text:p>  arg {</text:p>
            <text:p>    name: "pad"</text:p>
            <text:p>    i: 0</text:p>
            <text:p>  }</text:p>
            <text:p>  arg {</text:p>
            <text:p>    name: "stride"</text:p>
            <text:p>    i: 2</text:p>
            <text:p>  }  arg {</text:p>
            <text:p>    name: "dilation"</text:p>
            <text:p>    i: 1</text:p>
            <text:p>  }</text:p>
          </table:table-cell>
          <table:table-cell office:value-type="string" calcext:value-type="string">
            <text:p>num_output: 0</text:p>
            <text:p>kernel_size: 1</text:p>
            <text:p>pad: 0</text:p>
            <text:p>stride: 2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arg {</text:p>
            <text:p>    name: "kernel"</text:p>
            <text:p>    i: 3</text:p>
            <text:p>  }</text:p>
            <text:p>  arg {</text:p>
            <text:p>    name: "pad"</text:p>
            <text:p>    i: 1</text:p>
            <text:p>  }</text:p>
            <text:p>  arg {</text:p>
            <text:p>    name: "stride"</text:p>
            <text:p>    i: 1</text:p>
            <text:p>  }</text:p>
          </table:table-cell>
          <table:table-cell office:value-type="string" calcext:value-type="string">
            <text:p>    num_output: 256</text:p>
            <text:p>kernel_size: 3</text:p>
            <text:p>pad: 1</text:p>
            <text:p>stride: 1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arg {</text:p>
            <text:p>    name: "kernel"</text:p>
            <text:p>    i: 1</text:p>
            <text:p>  }</text:p>
            <text:p>  arg {</text:p>
            <text:p>    name: "pad"</text:p>
            <text:p>    i: 0</text:p>
            <text:p>  }</text:p>
            <text:p>  arg {</text:p>
            <text:p>    name: "stride"</text:p>
            <text:p>    i: 1</text:p>
            <text:p>  }</text:p>
          </table:table-cell>
          <table:table-cell office:value-type="string" calcext:value-type="string">
            <text:p>    num_output: 0</text:p>
            <text:p>kernel_size: 1</text:p>
            <text:p>pad: 0</text:p>
            <text:p>stride: 1</text:p>
            <text:p/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eProposals</text:p>
          </table:table-cell>
          <table:table-cell office:value-type="string" calcext:value-type="string">
            <text:p>GenerateProposal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arg {</text:p>
            <text:p>    name: "pre_nms_topN"</text:p>
            <text:p>    i: 6000</text:p>
            <text:p>  }</text:p>
            <text:p>  arg {</text:p>
            <text:p>    name: "min_size"</text:p>
            <text:p>    f: 0.0</text:p>
            <text:p>  }</text:p>
            <text:p>  arg {</text:p>
            <text:p>    name: "correct_transform_coords"</text:p>
            <text:p>    i: 1</text:p>
            <text:p>  }</text:p>
            <text:p>  arg {</text:p>
            <text:p>    name: "nms_thresh"</text:p>
            <text:p>    f: 0.699999988079071</text:p>
            <text:p>  }</text:p>
            <text:p>  arg {</text:p>
            <text:p>    name: "spatial_scale"</text:p>
            <text:p>    f: 0.0625</text:p>
            <text:p>  }</text:p>
            <text:p>  arg {</text:p>
            <text:p>    name: "post_nms_topN"</text:p>
            <text:p>    i: 1000</text:p>
            <text:p>  }</text:p>
          </table:table-cell>
          <table:table-cell office:value-type="string" calcext:value-type="string">
            <text:p>proposal_param {</text:p>
            <text:p>    spatial_scale: 0.0625#1/16</text:p>
            <text:p>    nms_thresh: 0.699999988079071</text:p>
            <text:p>    pre_nms_topn: 1000</text:p>
            <text:p>    min_size: 0.0</text:p>
            <text:p>    post_nms_topn: 300</text:p>
            <text:p>    correct_transform_coords: 1</text:p>
            <text:p>  }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type: "RoIAlign"</text:p>
            <text:p>  arg {</text:p>
            <text:p>    name: "pooled_w"</text:p>
            <text:p>    i: 14</text:p>
            <text:p>  }</text:p>
            <text:p>  arg {</text:p>
            <text:p>    name: "pooled_h"</text:p>
            <text:p>    i: 14</text:p>
            <text:p>  }</text:p>
            <text:p>  arg {</text:p>
            <text:p>    name: "spatial_scale"</text:p>
            <text:p>    f: 0.0625</text:p>
            <text:p>  }</text:p>
            <text:p>  arg {</text:p>
            <text:p>    name: "sampling_ratio"</text:p>
            <text:p>    i: 0</text:p>
            <text:p>  } </text:p>
          </table:table-cell>
          <table:table-cell office:value-type="string" calcext:value-type="string">
            <text:p>  type: "RoIAlign"</text:p>
            <text:p>roi_align_param {</text:p>
            <text:p>    sampling_ratio: 0</text:p>
            <text:p>pooled_w: 14</text:p>
            <text:p>pooled_h: 14</text:p>
            <text:p>spatial_scale: 0.0625</text:p>
            <text:p>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3">
          <table:table-cell office:value-type="string" calcext:value-type="string">
            <text:p>  arg {</text:p>
            <text:p>    name: "use_cudnn"</text:p>
            <text:p>    i: 1</text:p>
            <text:p>  }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  arg {</text:p>
            <text:p>    name: "correct_transform_coords"</text:p>
            <text:p>    i: 1</text:p>
            <text:p>  }</text:p>
            <text:p>  arg {</text:p>
            <text:p>    name: "apply_scale"</text:p>
            <text:p>    i: 0</text:p>
            <text:p>  }</text:p>
            <text:p>  arg {</text:p>
            <text:p>    name: "weights"</text:p>
            <text:p>    floats: 10.0</text:p>
            <text:p>    floats: 10.0</text:p>
            <text:p>    floats: 5.0</text:p>
            <text:p>    floats: 5.0</text:p>
            <text:p>  }</text:p>
          </table:table-cell>
          <table:table-cell office:value-type="string" calcext:value-type="string">
            <text:p>  bboxtransform_param{</text:p>
            <text:p>    weights_1: 10.0</text:p>
            <text:p>    weights_2: 10.0</text:p>
            <text:p>    weights_3: 5.0</text:p>
            <text:p>    weights_4: 5.0</text:p>
            <text:p>    correct_transform_coords: 1</text:p>
            <text:p>    apply_scale: 0</text:p>
            <text:p>  }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  arg {</text:p>
            <text:p>    name: "score_thresh"</text:p>
            <text:p>    f: 0.05000000074505806</text:p>
            <text:p>  }</text:p>
            <text:p>  arg {</text:p>
            <text:p>    name: "nms"</text:p>
            <text:p>    f: 0.5</text:p>
            <text:p>  }</text:p>
            <text:p>  arg {</text:p>
            <text:p>    name: "detections_per_im"</text:p>
            <text:p>    i: 100</text:p>
            <text:p>  }</text:p>
            <text:p>  arg {</text:p>
            <text:p>    name: "soft_nms_enabled"</text:p>
            <text:p>    i: 0</text:p>
            <text:p>  }</text:p>
            <text:p>  arg {</text:p>
            <text:p>    name: "soft_nms_method"</text:p>
            <text:p>    s: "linear"</text:p>
            <text:p>  }</text:p>
            <text:p>  arg {</text:p>
            <text:p>    name: "soft_nms_sigma"</text:p>
            <text:p>    f: 0.5</text:p>
            <text:p>  }</text:p>
          </table:table-cell>
          <table:table-cell office:value-type="string" calcext:value-type="string">
            <text:p>  box_nms_param {</text:p>
            <text:p>    score_thresh:0.5</text:p>
            <text:p>    nms_thresh: 0.5</text:p>
            <text:p>    detections_per_im: 100</text:p>
            <text:p>    soft_nms_enabled: 1</text:p>
            <text:p>    soft_nms_method_: 1#"linear"</text:p>
            <text:p>    soft_nms_sigma: 0.5</text:p>
            <text:p>    soft_nms_min_score_thresh: 0.1</text:p>
            <text:p>    rotated: false</text:p>
            <text:p>  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Transpose</text:p>
          </table:table-cell>
          <table:table-cell office:value-type="string" calcext:value-type="string">
            <text:p>Deconvolution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  device_option {</text:p>
            <text:p>  }</text:p>
            <text:p>  engine: "BLOCK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arg {</text:p>
            <text:p>    name: "kernel"</text:p>
            <text:p>    i: 1</text:p>
            <text:p>  }  arg {</text:p>
            <text:p>    name: "stride"</text:p>
            <text:p>    i: 2</text:p>
            <text:p>  }</text:p>
          </table:table-cell>
          <table:table-cell office:value-type="string" calcext:value-type="string">
            <text:p>num_output: 0</text:p>
            <text:p>kernel_size: 1 </text:p>
            <text:p>stride: 2 </text:p>
            <text:p>    weight_filler {</text:p>
            <text:p>      type: "xavier"</text:p>
            <text:p>      std: 0.1</text:p>
            <text:p>    }</text:p>
            <text:p>    bias_filler {</text:p>
            <text:p>      type: "constant"</text:p>
            <text:p>      value: 0.2</text:p>
            <text:p>    }</text:p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InnerProduct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_Relu name 붙이기(conv랑 relu랑 top blob 이름이 같아 레이어 명이</text:p>
            <text:p>같아버림!)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Elementwise 의 출력과 Relu의 입/추력, 그다음 Conv의 입력, 그 다음 </text:p>
            <text:p>Elementwise의 입력이 같아야함(_sum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me <text:s/>지정, bn_b 제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_output 채우기~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tscope로 제대로 정의됐는지 검증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12:01.125034663</meta:creation-date>
    <dc:date>2018-10-17T17:42:09.331008124</dc:date>
    <meta:editing-duration>PT18H18M50S</meta:editing-duration>
    <meta:editing-cycles>28</meta:editing-cycles>
    <meta:generator>LibreOffice/5.1.6.2$Linux_X86_64 LibreOffice_project/10m0$Build-2</meta:generator>
    <meta:document-statistic meta:table-count="1" meta:cell-count="58" meta:object-count="0"/>
  </office:meta>
</office:document-meta>
</file>